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  <style:style style:name="T5" style:family="text">
      <style:text-properties officeooo:rsid="0018da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/><text:span text:style-name="T4">01</text:span></text:p>
          </table:table-cell>
          <table:table-cell table:style-name="Table1.B3" office:value-type="string">
            <text:p text:style-name="P13">Test Designed by: <text:s/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4">High</text:span></text:p>
          </table:table-cell>
          <table:table-cell table:style-name="Table1.B4" office:value-type="string">
            <text:p text:style-name="P12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4">General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4">Test requisitos generales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text:span text:style-name="T4">Prueba requisitos 1 – 9, 11, 15, 16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/text:p>
            <text:p text:style-name="P8"/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8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2.2$Windows_X86_64 LibreOffice_project/2b840030fec2aae0fd2658d8d4f9548af4e3518d</meta:generator>
    <dc:date>2019-06-24T17:05:57.889000000</dc:date>
    <meta:editing-duration>PT13M39S</meta:editing-duration>
    <meta:editing-cycles>5</meta:editing-cycles>
    <meta:document-statistic meta:table-count="3" meta:image-count="0" meta:object-count="0" meta:page-count="1" meta:paragraph-count="25" meta:word-count="63" meta:character-count="419" meta:non-whitespace-character-count="369"/>
  </office:meta>
</office:document-meta>
</file>